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9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9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 cost brackets for freight wagons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ED75-700</text:p>
          </table:table-cell>
          <table:table-cell table:style-name="ce51"/>
          <table:table-cell table:style-name="ce86"/>
          <table:table-cell table:style-name="ce54" table:number-columns-repeated="7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70" calcext:value-type="float">
            <text:p>70</text:p>
          </table:table-cell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8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9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8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03T17:04:32.801083268</dc:date>
    <meta:editing-duration>P118DT10H55M49S</meta:editing-duration>
    <meta:editing-cycles>135</meta:editing-cycles>
    <meta:generator>LibreOffice/7.4.0.3$MacOSX_AARCH64 LibreOffice_project/f85e47c08ddd19c015c0114a68350214f7066f5a</meta:generator>
    <meta:document-statistic meta:table-count="4" meta:cell-count="2171" meta:object-count="0"/>
  </office:meta>
</office:document-meta>
</file>